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Roboto" svg:font-family="Roboto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variant="normal" fo:text-transform="none" fo:color="#3c4043" style:font-name="Roboto" fo:font-size="10.5pt" fo:language="en" fo:country="US" fo:font-style="normal" fo:font-weight="normal" style:font-name-asian="Roboto1" style:font-size-asian="10.5pt" style:font-style-asian="normal" style:font-weight-asian="normal" style:font-name-complex="Roboto1" style:font-size-complex="10.5pt" style:font-style-complex="normal" style:font-weight-complex="normal"/>
    </style:style>
    <style:style style:name="T2" style:family="text">
      <style:text-properties fo:font-variant="normal" fo:text-transform="none" fo:color="#3c4043" style:font-name="Roboto" fo:font-size="10.5pt" fo:language="en" fo:country="US" fo:font-style="normal" fo:font-weight="normal" officeooo:rsid="0003b305" style:font-name-asian="Roboto1" style:font-size-asian="10.5pt" style:font-style-asian="normal" style:font-weight-asian="normal" style:font-name-complex="Roboto1" style:font-size-complex="10.5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castle was quiet at night.</text:span><text:line-break/><text:span text:style-name="T1">A lantern flickered in the tower.</text:span><text:line-break/><text:span text:style-name="T1">A shadow moved behind the curtain.</text:span><text:line-break/><text:span text:style-name="T1">Was someone watching?</text:span><text:span text:style-name="T2"> TOWA E PROMQ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Roboto" svg:font-family="Roboto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loext:contextual-spacing="false" fo:keep-together="always" fo:keep-with-next="always"/>
      <style:text-properties fo:color="#0f4761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.0555in" loext:contextual-spacing="false" fo:keep-together="always" fo:keep-with-next="always"/>
      <style:text-properties fo:color="#0f4761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.0555in" loext:contextual-spacing="false" fo:keep-together="always" fo:keep-with-next="always"/>
      <style:text-properties fo:color="#0f4761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.028in" loext:contextual-spacing="false" fo:keep-together="always" fo:keep-with-next="always"/>
      <style:text-properties fo:color="#0f4761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.028in" loext:contextual-spacing="false" fo:keep-together="always" fo:keep-with-next="always"/>
      <style:text-properties fo:color="#0f4761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loext:contextual-spacing="false" fo:keep-together="always" fo:keep-with-next="always"/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loext:contextual-spacing="false" fo:keep-together="always" fo:keep-with-next="always"/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555in" loext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111in" fo:margin-bottom="0.111in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18T10:07:05.141664600</meta:creation-date>
    <dc:date>2025-01-18T12:10:01.299000000</dc:date>
    <meta:initial-creator>Ivan Popov</meta:initial-creator>
    <meta:generator>Trio_Office/6.2.8.2$Windows_x86 LibreOffice_project/</meta:generator>
    <meta:editing-duration>PT1M57S</meta:editing-duration>
    <meta:editing-cycles>1</meta:editing-cycles>
    <meta:document-statistic meta:table-count="0" meta:image-count="0" meta:object-count="0" meta:page-count="1" meta:paragraph-count="1" meta:word-count="24" meta:character-count="136" meta:non-whitespace-character-count="1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